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a2a2a" style:font-name="Times New Roman" fo:font-size="14pt" fo:letter-spacing="normal" fo:font-style="normal" style:text-underline-style="solid" style:text-underline-width="auto" style:text-underline-color="font-color" fo:font-weight="bold" officeooo:rsid="00148c56" officeooo:paragraph-rsid="00134f29" style:font-name-asian="Noto Serif CJK SC" style:font-size-asian="14pt" style:font-weight-asian="bold" style:font-name-complex="Lohit Devanagari" style:font-size-complex="14pt" style:font-weight-complex="bold"/>
    </style:style>
    <style:style style:name="P2" style:family="paragraph" style:parent-style-name="Heading_20_1">
      <style:text-properties style:font-name="Times New Roman" fo:font-size="14pt" style:text-underline-style="solid" style:text-underline-width="auto" style:text-underline-color="font-color" officeooo:rsid="00148c56" officeooo:paragraph-rsid="00134f29" style:font-size-asian="14pt" style:font-size-complex="14pt"/>
    </style:style>
    <style:style style:name="T1" style:family="text">
      <style:text-properties officeooo:rsid="002da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n ontology-based general knowledge representation<text:span text:style-name="T1"> for computational material science: “On Searching For New Materials”</text:span></text:h>
      <text:h text:style-name="P2" text:outline-level="1">An ontology-based general knowledge representation<text:span text:style-name="T1"> to search for new materials</text:span></text:h>
      <text:h text:style-name="P1" text:outline-level="1">Ontology-based knowledge representation for search new material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34:00.228631501</meta:creation-date>
    <dc:date>2019-08-26T12:45:09.391870995</dc:date>
    <meta:editing-duration>PT4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1" meta:character-count="261" meta:non-whitespace-character-count="233"/>
  </office:meta>
</office:document-meta>
</file>